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6FB0000014770AB5E92EC70298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99cm, 24.73cm, 1.332cm, 3.399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966cm" fo:min-width="22.254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967cm" fo:min-width="2.751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308cm" fo:min-width="4.398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599cm" fo:min-width="24.647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8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style:font-name="Latin Modern Sans Demi Cond" fo:font-size="28pt" style:font-size-asian="28pt" style:font-size-complex="28pt"/>
    </style:style>
    <style:style style:name="T1" style:family="text">
      <style:text-properties style:font-name="Latin Modern Sans Demi Con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frame draw:style-name="gr1" draw:text-style-name="P1" draw:layer="layout" svg:width="25.037cm" svg:height="6.082cm" svg:x="3.175cm" svg:y="1.755cm">
                <draw:image xlink:href="Pictures/10000000000006FB0000014770AB5E92EC70298D.png" xlink:type="simple" xlink:show="embed" xlink:actuate="onLoad" draw:mime-type="image/png">
                  <text:p/>
                </draw:image>
              </draw:frame>
              <draw:custom-shape draw:style-name="gr2" draw:text-style-name="P2" draw:layer="layout" svg:width="22.754cm" svg:height="1.216cm" svg:x="5.452cm" svg:y="7.2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2" draw:layer="layout" svg:width="3.251cm" svg:height="1.217cm" svg:x="1.794cm" svg:y="7.67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2" draw:layer="layout" svg:width="4.898cm" svg:height="0.558cm" draw:transform="rotate (1.5707963267949) translate (2.862cm 6.62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5" draw:text-style-name="P3" draw:layer="layout" svg:width="25.199cm" svg:height="6.901cm" svg:x="3.013cm" svg:y="1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6" draw:text-style-name="P5" draw:layer="layout" svg:width="7.631cm" svg:height="1.859cm" draw:transform="rotate (1.5707963267949) translate (0.875cm 8.281cm)">
            <draw:text-box>
              <text:p text:style-name="P4"><text:span text:style-name="T1">Amplitude (mV)</text:span></text:p>
            </draw:text-box>
          </draw:frame>
          <draw:frame draw:style-name="gr7" draw:text-style-name="P5" draw:layer="layout" svg:width="5.502cm" svg:height="1.858cm" svg:x="23.523cm" svg:y="8.232cm">
            <draw:text-box>
              <text:p text:style-name="P4"><text:span text:style-name="T1">Time (ns)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22T23:07:36.366356857</meta:creation-date>
    <dc:date>2020-10-22T23:15:03.378105664</dc:date>
    <meta:editing-duration>PT7M27S</meta:editing-duration>
    <meta:editing-cycles>1</meta:editing-cycles>
    <meta:document-statistic meta:object-count="10"/>
    <meta:generator>LibreOffice/7.0.2.2$Linux_X86_64 LibreOffice_project/00$Build-2</meta:generator>
  </office:meta>
</office:document-meta>
</file>